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HeaderComment.isPSAdobe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HeaderComment.isHeader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HeaderComm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HeaderComment.DSCHeader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HeaderComment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HeaderComment.generate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